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A0000009720C54634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700000097D97A19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20000002000000D700000097B4AC835D.eps" manifest:media-type=""/>
  <manifest:file-entry manifest:full-path="Pictures/20000002000000DE00000097178F7AB1.eps" manifest:media-type=""/>
  <manifest:file-entry manifest:full-path="Pictures/TablePreview2.svm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25pt"/>
    </style:style>
    <style:style style:name="P7" style:family="paragraph">
      <style:text-properties fo:font-size="23pt"/>
    </style:style>
    <style:style style:name="P8" style:family="paragraph">
      <style:text-properties fo:font-size="18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color="#6666ff" fo:font-size="25pt" style:font-size-asian="25pt" style:font-size-complex="25pt"/>
    </style:style>
    <style:style style:name="T18" style:family="text">
      <style:text-properties style:text-position="-33% 58%"/>
    </style:style>
    <style:style style:name="T19" style:family="text">
      <style:text-properties style:text-position="0% 100%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 text:style-name="P6"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 text:style-name="P6"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1.264cm" svg:x="1.178cm" svg:y="16.607cm">
          <draw:text-box>
            <text:p text:style-name="P7"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8" draw:layer="layout" svg:width="6.858cm" svg:height="0.962cm" svg:x="10.318cm" svg:y="19.412cm">
          <draw:text-box>
            <text:p text:style-name="P8">tau_sample = 0.15 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7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8"><text:s/>:</text:span><text:span text:style-name="T19"> flujo de la i-esima avalancha</text:span></text:p>
            <text:p><text:span text:style-name="T19"/></text:p>
            <text:p><text:span text:style-name="T19">n</text:span><text:span text:style-name="T10">i</text:span><text:span text:style-name="T19"> : cantidad de individuos que sale en la i-esima avalancha</text:span></text:p>
            <text:p><text:span text:style-name="T19"/></text:p>
            <text:p><text:span text:style-name="T19">t</text:span><text:span text:style-name="T10">i</text:span><text:span text:style-name="T19">: Duracion de la avalancha</text:span></text:p>
            <text:p><text:span text:style-name="T19"/></text:p>
            <text:p><text:span text:style-name="T19"/></text:p>
          </draw:text-box>
        </draw:frame>
        <draw:frame draw:style-name="gr7" draw:layer="layout" svg:width="20.066cm" svg:height="0.962cm" svg:x="4.68cm" svg:y="4.572cm">
          <draw:text-box>
            <text:p><text:span text:style-name="T20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6-12-26T12:26:17.609927394</dc:date>
    <meta:editing-duration>PT3H29M45S</meta:editing-duration>
    <meta:editing-cycles>19</meta:editing-cycles>
    <meta:generator>LibreOffice/4.2.8.2$Linux_X86_64 LibreOffice_project/420m0$Build-2</meta:generator>
    <meta:document-statistic meta:object-count="94"/>
  </office:meta>
</office:document-meta>
</file>